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805cm" svg:height="17.863cm" svg:x="1cm" svg:y="0.264cm">
          <text:list text:style-name="L1">
            <text:list-header>
              <text:p text:style-name="P1"><text:span text:style-name="T1">Ref.: Nabierzcie ducha i podnieście głowy,</text:span></text:p>
            </text:list-header>
            <text:list-item>
              <text:p text:style-name="P1"><text:span text:style-name="T1">bo zbliża się wasze odkupienie. Na pieni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Bóg dał nam życie wieczne, </text:span></text:p>
            </text:list-item>
            <text:list-item>
              <text:p text:style-name="P1"><text:span text:style-name="T1">a to życie jest w Jego Synu.</text:span></text:p>
            </text:list-item>
            <text:list-item>
              <text:p text:style-name="P1"><text:span text:style-name="T1">Wiemy, że gdy się objawi będziemy do Niego</text:span></text:p>
            </text:list-item>
            <text:list-item>
              <text:p text:style-name="P1"><text:span text:style-name="T1">podobni bo ujrzymy Go takim, jakim jest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Teraz widzimy jakby w zwierciadle, niejasno</text:span></text:p>
            </text:list-item>
            <text:list-item>
              <text:p text:style-name="P1"><text:span text:style-name="T1">wtedy zaś ujrzymy twarzą w twarz</text:span></text:p>
            </text:list-item>
            <text:list-item>
              <text:p text:style-name="P1"><text:span text:style-name="T1">Teraz poznaję po części</text:span></text:p>
            </text:list-item>
            <text:list-item>
              <text:p text:style-name="P1"><text:span text:style-name="T1">wtedy zaś będę poznawał tak, jak sam zostałem poznan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3" draw:text-style-name="P4" draw:layer="layout" svg:width="24.605cm" svg:height="19.217cm" svg:x="0.6cm" svg:y="-0.136cm">
          <text:list text:style-name="L1">
            <text:list-header>
              <text:p text:style-name="P3"><text:span text:style-name="T1">3.Oto przybytek Boga z ludźmi</text:span></text:p>
              <text:p text:style-name="P3"><text:span text:style-name="T1">i zamieszka wraz z nimi</text:span></text:p>
              <text:p text:style-name="P3"><text:span text:style-name="T1">i będą Jego ludem</text:span></text:p>
              <text:p text:style-name="P3"><text:span text:style-name="T1">a On będzie "Bogiem z nimi"</text:span></text:p>
              <text:p text:style-name="P3"><text:span text:style-name="T1"/></text:p>
              <text:p text:style-name="P3"><text:span text:style-name="T1">4. I otrze z ich oczu wszelką łzę</text:span></text:p>
              <text:p text:style-name="P3"><text:span text:style-name="T1">a śmierci już odtąd nie będzie</text:span></text:p>
              <text:p text:style-name="P3"><text:span text:style-name="T1">Ani żałoby, ni krzyku, ni trudu,</text:span></text:p>
              <text:p text:style-name="P3"><text:span text:style-name="T1">bo pierwsze czasy przeminęły.</text:span></text:p>
              <text:p text:style-name="P3"><text:span text:style-name="T1"/></text:p>
              <text:p text:style-name="P3"><text:span text:style-name="T1">5. Światło księżyca będzie jak światło słoneczne</text:span></text:p>
              <text:p text:style-name="P3"><text:span text:style-name="T1">a światło słońca stanie się siedmiokrotne</text:span></text:p>
              <text:p text:style-name="P3"><text:span text:style-name="T1">w dniu gdy Pan opatrzy rany swego ludu</text:span></text:p>
              <text:p text:style-name="P3"><text:span text:style-name="T1">i uleczy jego sińce po razach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4" draw:text-style-name="P4" draw:layer="layout" svg:width="24.605cm" svg:height="13.801cm" svg:x="0.7cm" svg:y="1.864cm">
          <text:list text:style-name="L1">
            <text:list-header>
              <text:p text:style-name="P3"><text:span text:style-name="T1">6. I ujrzałem Miasto święte - Jeruzalem Nowe</text:span></text:p>
            </text:list-header>
            <text:list-item>
              <text:p text:style-name="P3"><text:span text:style-name="T1">zstępujące z nieba od Boga</text:span></text:p>
            </text:list-item>
            <text:list-item>
              <text:p text:style-name="P3"><text:span text:style-name="T1">A świątyni w nim nie dojrzałem</text:span></text:p>
            </text:list-item>
            <text:list-item>
              <text:p text:style-name="P3"><text:span text:style-name="T1">bo jego świątynią jest Pan Bóg wszechmogący</text:span></text:p>
            </text:list-item>
            <text:list-item>
              <text:p text:style-name="P3"><text:span text:style-name="T1">oraz Baranek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7. I będą oglądać Jego oblicze</text:span></text:p>
            </text:list-item>
            <text:list-item>
              <text:p text:style-name="P3"><text:span text:style-name="T1">a imię Jego - na ich czołach</text:span></text:p>
            </text:list-item>
            <text:list-item>
              <text:p text:style-name="P3"><text:span text:style-name="T1">I odtąd już nocy nie będzie</text:span></text:p>
            </text:list-item>
            <text:list-item>
              <text:p text:style-name="P3"><text:span text:style-name="T1">bo Pan Bóg będzie świecił nad nim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5" draw:text-style-name="P4" draw:layer="layout" svg:width="24.605cm" svg:height="12.447cm" svg:x="0.7cm" svg:y="2.464cm">
          <text:list text:style-name="L1">
            <text:list-header>
              <text:p text:style-name="P3"><text:span text:style-name="T1">8. Odkupieni przez Boga powrócą</text:span></text:p>
            </text:list-header>
            <text:list-item>
              <text:p text:style-name="P3"><text:span text:style-name="T1">przybędą na Syjon z radosnym śpiewem,</text:span></text:p>
            </text:list-item>
            <text:list-item>
              <text:p text:style-name="P3"><text:span text:style-name="T1">ze szczęściem wiecznym na czołach</text:span></text:p>
            </text:list-item>
            <text:list-item>
              <text:p text:style-name="P3"><text:span text:style-name="T1">osiągną radość i szczęści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9. Nie będą już łaknąć ani pragnąć</text:span></text:p>
            </text:list-item>
            <text:list-item>
              <text:p text:style-name="P3"><text:span text:style-name="T1">i nie porazi ich wiatr upalny ni słońce,</text:span></text:p>
            </text:list-item>
            <text:list-item>
              <text:p text:style-name="P3"><text:span text:style-name="T1">bo ich poprowadzi Ten, co się lituje nad nimi</text:span></text:p>
            </text:list-item>
            <text:list-item>
              <text:p text:style-name="P3"><text:span text:style-name="T1">i zaprowadzi ich do tryskających zdrojów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6" draw:text-style-name="P4" draw:layer="layout" svg:width="24.605cm" svg:height="12.447cm" svg:x="0.7cm" svg:y="2.464cm">
          <text:list text:style-name="L1">
            <text:list-header>
              <text:p text:style-name="P3"><text:span text:style-name="T1">10. Zła czynić nie będą ani zgubnie działać</text:span></text:p>
            </text:list-header>
            <text:list-item>
              <text:p text:style-name="P3"><text:span text:style-name="T1">po całej świętej mej górze,</text:span></text:p>
            </text:list-item>
            <text:list-item>
              <text:p text:style-name="P3"><text:span text:style-name="T1">bo kraj się napełni znajomością Pana</text:span></text:p>
            </text:list-item>
            <text:list-item>
              <text:p text:style-name="P3"><text:span text:style-name="T1">na kształt wód, które przepełniają morz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11. Z radością bowiem poprowadzi Bóg Izraela</text:span></text:p>
            </text:list-item>
            <text:list-item>
              <text:p text:style-name="P3"><text:span text:style-name="T1">do światła swej chwały.</text:span></text:p>
            </text:list-item>
            <text:list-item>
              <text:p text:style-name="P3"><text:span text:style-name="T1">Rozraduje się serce wasze</text:span></text:p>
            </text:list-item>
            <text:list-item>
              <text:p text:style-name="P3"><text:span text:style-name="T1">a radości waszej nikt wam nie zdoła odebrać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7:20:56.59</dc:date>
    <meta:editing-cycles>46</meta:editing-cycles>
    <meta:editing-duration>PT6H13M27S</meta:editing-duration>
    <meta:generator>OpenOffice/4.1.1$Win32 OpenOffice.org_project/411m6$Build-9775</meta:generator>
    <meta:document-statistic meta:object-count="33"/>
  </office:meta>
</office:document-meta>
</file>